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style:text-underline-style="none" fo:font-weight="bold" officeooo:rsid="00067c01" officeooo:paragraph-rsid="00169f89" style:font-size-asian="13pt" style:font-weight-asian="bold" style:font-size-complex="13pt" style:font-weight-complex="bold"/>
    </style:style>
    <style:style style:name="P2" style:family="paragraph" style:parent-style-name="Standard">
      <style:text-properties fo:font-size="13pt" style:text-underline-style="none" fo:font-weight="bold" officeooo:rsid="001778c3" officeooo:paragraph-rsid="001778c3" style:font-size-asian="13pt" style:font-weight-asian="bold" style:font-size-complex="13pt" style:font-weight-complex="bold"/>
    </style:style>
    <style:style style:name="P3" style:family="paragraph" style:parent-style-name="Standard">
      <style:text-properties fo:font-size="13pt" style:text-underline-style="none" fo:font-weight="bold" officeooo:rsid="001778c3" officeooo:paragraph-rsid="001bfe69" style:font-size-asian="13pt" style:font-weight-asian="bold" style:font-size-complex="13pt" style:font-weight-complex="bold"/>
    </style:style>
    <style:style style:name="P4" style:family="paragraph" style:parent-style-name="Standard">
      <style:text-properties fo:font-size="13pt" style:text-underline-style="none" fo:font-weight="normal" officeooo:rsid="00067c01" officeooo:paragraph-rsid="00169f89" style:font-size-asian="13pt" style:font-weight-asian="normal" style:font-size-complex="13pt" style:font-weight-complex="normal"/>
    </style:style>
    <style:style style:name="P5" style:family="paragraph" style:parent-style-name="Standard">
      <style:text-properties fo:font-size="13pt" style:text-underline-style="none" fo:font-weight="normal" officeooo:rsid="00067c01" officeooo:paragraph-rsid="001778c3" style:font-size-asian="13pt" style:font-weight-asian="normal" style:font-size-complex="13pt" style:font-weight-complex="normal"/>
    </style:style>
    <style:style style:name="P6" style:family="paragraph" style:parent-style-name="Standard">
      <style:text-properties fo:font-size="13pt" style:text-underline-style="none" fo:font-weight="normal" officeooo:rsid="001aab6c" officeooo:paragraph-rsid="001aab6c"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1b1710" officeooo:paragraph-rsid="001b1710"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1b2631" officeooo:paragraph-rsid="001b2631" style:font-size-asian="13pt" style:font-weight-asian="normal" style:font-size-complex="13pt" style:font-weight-complex="normal"/>
    </style:style>
    <style:style style:name="P9" style:family="paragraph" style:parent-style-name="Standard">
      <style:text-properties fo:font-size="13pt" style:font-size-asian="13pt" style:font-size-complex="13pt"/>
    </style:style>
    <style:style style:name="P10" style:family="paragraph" style:parent-style-name="Standard">
      <style:text-properties fo:font-size="13pt" officeooo:rsid="00067c01" officeooo:paragraph-rsid="00169f89" style:font-size-asian="13pt" style:font-size-complex="13pt"/>
    </style:style>
    <style:style style:name="P11" style:family="paragraph" style:parent-style-name="Standard">
      <style:text-properties fo:font-size="13pt" officeooo:paragraph-rsid="001778c3" style:font-size-asian="13pt" style:font-size-complex="13pt"/>
    </style:style>
    <style:style style:name="P1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67c01" officeooo:paragraph-rsid="00169f89" style:font-size-asian="15pt" style:font-weight-asian="bold" style:font-size-complex="15pt" style:font-weight-complex="bold"/>
    </style:style>
    <style:style style:name="P13" style:family="paragraph" style:parent-style-name="Standard" style:list-style-name="L1">
      <style:text-properties fo:font-size="13pt" style:text-underline-style="none" fo:font-weight="bold" officeooo:rsid="001778c3" officeooo:paragraph-rsid="001778c3" style:font-size-asian="13pt" style:font-weight-asian="bold" style:font-size-complex="13pt" style:font-weight-complex="bold"/>
    </style:style>
    <style:style style:name="P14" style:family="paragraph" style:parent-style-name="Standard" style:list-style-name="L1">
      <style:text-properties fo:font-size="13pt" style:text-underline-style="none" fo:font-weight="bold" officeooo:rsid="001778c3" officeooo:paragraph-rsid="001bfe69" style:font-size-asian="13pt" style:font-weight-asian="bold" style:font-size-complex="13pt" style:font-weight-complex="bold"/>
    </style:style>
    <style:style style:name="P15" style:family="paragraph" style:parent-style-name="Standard" style:list-style-name="L1">
      <style:text-properties fo:font-size="13pt" style:text-underline-style="none" fo:font-weight="bold" officeooo:rsid="0018bc49" officeooo:paragraph-rsid="0018bc49" style:font-size-asian="13pt" style:font-weight-asian="bold" style:font-size-complex="13pt" style:font-weight-complex="bold"/>
    </style:style>
    <style:style style:name="P16" style:family="paragraph" style:parent-style-name="Standard" style:list-style-name="L1">
      <style:text-properties fo:font-size="13pt" style:text-underline-style="none" fo:font-weight="bold" officeooo:rsid="0018bc49" officeooo:paragraph-rsid="001bfe69" style:font-size-asian="13pt" style:font-weight-asian="bold" style:font-size-complex="13pt" style:font-weight-complex="bold"/>
    </style:style>
    <style:style style:name="P17" style:family="paragraph" style:parent-style-name="Standard" style:list-style-name="L1">
      <style:text-properties fo:font-size="13pt" style:text-underline-style="none" fo:font-weight="bold" officeooo:rsid="001aab6c" officeooo:paragraph-rsid="001aab6c" style:font-size-asian="13pt" style:font-weight-asian="bold" style:font-size-complex="13pt" style:font-weight-complex="bold"/>
    </style:style>
    <style:style style:name="P18" style:family="paragraph" style:parent-style-name="Standard" style:list-style-name="L1">
      <style:text-properties fo:font-size="13pt" style:text-underline-style="none" fo:font-weight="bold" officeooo:rsid="001aab6c" officeooo:paragraph-rsid="001bfe69" style:font-size-asian="13pt" style:font-weight-asian="bold" style:font-size-complex="13pt" style:font-weight-complex="bold"/>
    </style:style>
    <style:style style:name="P19" style:family="paragraph" style:parent-style-name="Standard">
      <style:text-properties fo:font-size="13pt" style:text-underline-style="none" fo:font-weight="normal" officeooo:rsid="001aab6c" officeooo:paragraph-rsid="001aab6c" style:font-size-asian="13pt" style:font-weight-asian="normal" style:font-size-complex="13pt" style:font-weight-complex="normal"/>
    </style:style>
    <style:style style:name="P20" style:family="paragraph" style:parent-style-name="Standard">
      <style:text-properties fo:font-size="13pt" style:text-underline-style="none" fo:font-weight="normal" officeooo:rsid="001aab6c" officeooo:paragraph-rsid="001bfe69" style:font-size-asian="13pt" style:font-weight-asian="normal" style:font-size-complex="13pt" style:font-weight-complex="normal"/>
    </style:style>
    <style:style style:name="P21" style:family="paragraph" style:parent-style-name="Standard">
      <style:text-properties fo:font-size="13pt" style:text-underline-style="none" fo:font-weight="normal" officeooo:rsid="001b1710" officeooo:paragraph-rsid="001b1710" style:font-size-asian="13pt" style:font-weight-asian="normal" style:font-size-complex="13pt" style:font-weight-complex="normal"/>
    </style:style>
    <style:style style:name="P22" style:family="paragraph" style:parent-style-name="Standard">
      <style:text-properties fo:font-size="13pt" style:text-underline-style="none" fo:font-weight="normal" officeooo:rsid="001b2631" officeooo:paragraph-rsid="001b2631" style:font-size-asian="13pt" style:font-weight-asian="normal" style:font-size-complex="13pt" style:font-weight-complex="normal"/>
    </style:style>
    <style:style style:name="P23" style:family="paragraph" style:parent-style-name="Standard">
      <style:text-properties fo:font-size="13pt" style:text-underline-style="none" fo:font-weight="normal" officeooo:rsid="001b2631" officeooo:paragraph-rsid="001f30e8" style:font-size-asian="13pt" style:font-weight-asian="normal" style:font-size-complex="13pt" style:font-weight-complex="normal"/>
    </style:style>
    <style:style style:name="P24" style:family="paragraph">
      <loext:graphic-properties draw:fill-color="#000000"/>
      <style:paragraph-properties fo:text-align="cente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officeooo:rsid="001778c3"/>
    </style:style>
    <style:style style:name="T4" style:family="text">
      <style:text-properties fo:font-weight="normal" style:font-weight-asian="normal" style:font-weight-complex="normal"/>
    </style:style>
    <style:style style:name="T5" style:family="text">
      <style:text-properties fo:font-weight="normal" officeooo:rsid="0018bc49" style:font-weight-asian="normal" style:font-weight-complex="normal"/>
    </style:style>
    <style:style style:name="T6" style:family="text">
      <style:text-properties fo:font-weight="normal" officeooo:rsid="001aab6c" style:font-weight-asian="normal" style:font-weight-complex="normal"/>
    </style:style>
    <style:style style:name="T7" style:family="text">
      <style:text-properties fo:font-weight="normal" officeooo:rsid="001bfe69" style:font-weight-asian="normal" style:font-weight-complex="normal"/>
    </style:style>
    <style:style style:name="T8" style:family="text">
      <style:text-properties fo:font-weight="normal" officeooo:rsid="001d9c04" style:font-weight-asian="normal" style:font-weight-complex="normal"/>
    </style:style>
    <style:style style:name="T9" style:family="text">
      <style:text-properties fo:font-weight="normal" officeooo:rsid="001e944c" style:font-weight-asian="normal" style:font-weight-complex="normal"/>
    </style:style>
    <style:style style:name="T10" style:family="text">
      <style:text-properties fo:font-weight="normal" officeooo:rsid="001f6cd4" style:font-weight-asian="normal" style:font-weight-complex="normal"/>
    </style:style>
    <style:style style:name="T11" style:family="text">
      <style:text-properties style:text-position="super 58%" fo:font-weight="normal" officeooo:rsid="001d9c04" style:font-weight-asian="normal" style:font-weight-complex="normal"/>
    </style:style>
    <style:style style:name="T12" style:family="text">
      <style:text-properties style:text-position="super 58%" fo:font-weight="normal" officeooo:rsid="001e944c" style:font-weight-asian="normal" style:font-weight-complex="normal"/>
    </style:style>
    <style:style style:name="T13" style:family="text">
      <style:text-properties style:text-position="0% 100%" fo:font-weight="normal" officeooo:rsid="001d9c04" style:font-weight-asian="normal" style:font-weight-complex="normal"/>
    </style:style>
    <style:style style:name="T14" style:family="text">
      <style:text-properties style:text-position="0% 100%" fo:font-weight="normal" officeooo:rsid="001e944c" style:font-weight-asian="normal" style:font-weight-complex="normal"/>
    </style:style>
    <style:style style:name="T15" style:family="text">
      <style:text-properties officeooo:rsid="001eb2fd"/>
    </style:style>
    <style:style style:name="T16" style:family="text">
      <style:text-properties officeooo:rsid="001f30e8"/>
    </style:style>
    <style:style style:name="T17" style:family="text">
      <style:text-properties officeooo:rsid="001f6c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SA Lab Report</text:p>
      <text:p text:style-name="P12"/>
      <text:p text:style-name="P10"><text:span text:style-name="T1">Name</text:span>: Koustav Dhar <text:span text:style-name="T1">Roll No.</text:span><text:span text:style-name="T2">:</text:span> 001910501022 <text:span text:style-name="T1">Class</text:span>: BCSE II <text:span text:style-name="T1">Sem</text:span>: First <text:span text:style-name="T1">Session</text:span>: 2020-21</text:p>
      <text:p text:style-name="P10"><draw:line text:anchor-type="paragraph" draw:z-index="0" draw:name="Shape1" draw:style-name="gr1" draw:text-style-name="P24" svg:x1="-0.325cm" svg:y1="0.437cm" svg:x2="17.296cm" svg:y2="0.49cm"><text:p/></draw:line></text:p>
      <text:p text:style-name="P10"/>
      <text:p text:style-name="P4"><text:span text:style-name="T1">Assignment Set</text:span>: <text:span text:style-name="T3">2</text:span></text:p>
      <text:p text:style-name="P4"><text:span text:style-name="T1">Problem No.</text:span>: <text:span text:style-name="T3">4</text:span></text:p>
      <text:p text:style-name="P9"/>
      <text:p text:style-name="P4"><text:span text:style-name="T1">Problem Statement</text:span>:</text:p>
      <text:p text:style-name="P11">Define an ADT for Set.Write C data representation and functions for the operations on the Setin a Header file, with array as the base data structure.Write a menu-driven main program in a separate file for testing the different operations and include the above header file.</text:p>
      <text:p text:style-name="P5"/>
      <text:p text:style-name="P4"><text:span text:style-name="T1">Solution Approach</text:span>:</text:p>
      <text:p text:style-name="P2">Set ADT<text:span text:style-name="T4">: A Set is an unordered collection of elements. It stores unique vaue, i.e. it doesn’t have any duplicates. Usually, instead of retrieving elements from a Set, <text:s/>we test for the membership of a query element in a set. We have implemented Set ADT using linked list and some of the functionalities of the Set ADT, listed as follows:</text:span></text:p>
      <text:list xml:id="list2065728247" text:style-name="L1">
        <text:list-item>
          <text:p text:style-name="P13">in_set (set <text:span text:style-name="T15">s</text:span>, key)<text:span text:style-name="T4">: function to check if a value is present in the given set or not.</text:span></text:p>
        </text:list-item>
        <text:list-item>
          <text:p text:style-name="P13">insert (set <text:span text:style-name="T15">s</text:span> curr)<text:span text:style-name="T4">: function to insert an element </text:span><text:span text:style-name="T5">to the set, i.e. add a node with this element to the linked list maintaining our Set ADT, </text:span><text:span text:style-name="T6">given the element is already not present in the set.</text:span></text:p>
        </text:list-item>
        <text:list-item>
          <text:p text:style-name="P15">remove (set <text:span text:style-name="T15">s</text:span>, key)<text:span text:style-name="T4">: function to remove an element from the set, given the element is already present in the set and the set isn’t empty.</text:span></text:p>
        </text:list-item>
        <text:list-item>
          <text:p text:style-name="P15">display (set <text:span text:style-name="T15">s</text:span>)<text:span text:style-name="T4">: function to display all the elements present in the set.</text:span></text:p>
        </text:list-item>
        <text:list-item>
          <text:p text:style-name="P15">get_size (set <text:span text:style-name="T15">s</text:span>)<text:span text:style-name="T4">: function to get the size of the set, i.e. the number of elements present in the set. </text:span></text:p>
        </text:list-item>
        <text:list-item>
          <text:p text:style-name="P17">union (set <text:span text:style-name="T15">a</text:span>, set <text:span text:style-name="T15">b</text:span>)<text:span text:style-name="T4">: function to return the union of the two sets passed as arguments. The union will contain all the elements which is present in either one of the two sets, but won’t contain duplicate elements.</text:span></text:p>
        </text:list-item>
        <text:list-item>
          <text:p text:style-name="P17">intersection (set <text:span text:style-name="T15">a</text:span>, set <text:span text:style-name="T15">b</text:span>)<text:span text:style-name="T4">: function to return the intersection of the two sets passed as arguments. The intersection will contain all the elements which is present in both of the two sets, i.e. common to both sets.</text:span></text:p>
        </text:list-item>
        <text:list-item>
          <text:p text:style-name="P17">difference (set <text:span text:style-name="T15">a</text:span>, set <text:span text:style-name="T15">b</text:span>)<text:span text:style-name="T4">: function to return the difference of the second set from the first set, i.e. the difference set will contain all the elements which are present in the first set but not present in the second set.</text:span></text:p>
        </text:list-item>
        <text:list-item>
          <text:p text:style-name="P17">is_subset (set <text:span text:style-name="T15">a</text:span>, set <text:span text:style-name="T15">b</text:span>)<text:span text:style-name="T4">: function to check if first set is a subset of the second set. It will return true if the first set is a subset of the second set, else false. </text:span></text:p>
        </text:list-item>
      </text:list>
      <text:p text:style-name="P6"/>
      <text:p text:style-name="P4"><text:span text:style-name="T1">Structured Pseudocode</text:span>:</text:p>
      <text:p text:style-name="P6">STRUCT set:</text:p>
      <text:p text:style-name="P6"><text:tab/>size</text:p>
      <text:p text:style-name="P6"><text:tab/><text:span text:style-name="T15">data</text:span></text:p>
      <text:p text:style-name="P6">END</text:p>
      <text:p text:style-name="P6"/>
      <text:p text:style-name="P6">FUNCTION in_set (set <text:span text:style-name="T15">s</text:span>, key): </text:p>
      <text:p text:style-name="P6"><text:tab/><text:span text:style-name="T15">FOR i in 0 to s.size – 1:<text:line-break/><text:tab/><text:tab/>IF s.data[i] == key:</text:span></text:p>
      <text:p text:style-name="P6"><text:soft-page-break/><text:tab/><text:tab/><text:tab/><text:span text:style-name="T15">RETURN true</text:span></text:p>
      <text:p text:style-name="P6"><text:tab/>RETURN false</text:p>
      <text:p text:style-name="P6"/>
      <text:p text:style-name="P6">FUNCTION insert (set <text:span text:style-name="T15">s</text:span>, curr):</text:p>
      <text:p text:style-name="P6"><text:tab/><text:span text:style-name="T15">IF in_set (s, curr) == false:</text:span></text:p>
      <text:p text:style-name="P6"><text:tab/><text:tab/><text:span text:style-name="T15">IF size &lt; MAX:</text:span></text:p>
      <text:p text:style-name="P6"><text:tab/><text:tab/><text:tab/><text:span text:style-name="T16">s.</text:span><text:span text:style-name="T15">data[size] = curr</text:span></text:p>
      <text:p text:style-name="P6"><text:tab/><text:tab/><text:tab/><text:span text:style-name="T16">s.</text:span><text:span text:style-name="T15">size = </text:span><text:span text:style-name="T16">s.</text:span><text:span text:style-name="T15">size + 1</text:span></text:p>
      <text:p text:style-name="P6"/>
      <text:p text:style-name="P7">FUNCTION remove (set <text:span text:style-name="T16">s,</text:span> key):</text:p>
      <text:p text:style-name="P7"><text:tab/><text:span text:style-name="T16">IF s.size &lt;= 0:</text:span></text:p>
      <text:p text:style-name="P7"><text:tab/><text:tab/><text:span text:style-name="T16">OUTPUT Empty Set</text:span></text:p>
      <text:p text:style-name="P7"><text:tab/><text:tab/><text:span text:style-name="T16">RETURN</text:span></text:p>
      <text:p text:style-name="P7"><text:tab/><text:span text:style-name="T16">IF in_set (s, key) == false:</text:span></text:p>
      <text:p text:style-name="P7"><text:tab/><text:tab/><text:span text:style-name="T16">OUTPUT Key not present in set</text:span></text:p>
      <text:p text:style-name="P7"><text:tab/><text:tab/><text:span text:style-name="T16">RETURN</text:span></text:p>
      <text:p text:style-name="P7"><text:tab/><text:span text:style-name="T16">ind = -1</text:span></text:p>
      <text:p text:style-name="P7"><text:tab/><text:span text:style-name="T16">FOR i in 0 to s.size – 1:<text:line-break/><text:tab/><text:tab/>IF s.data[i] == key:</text:span></text:p>
      <text:p text:style-name="P7"><text:tab/><text:tab/><text:tab/><text:span text:style-name="T16">ind = i</text:span></text:p>
      <text:p text:style-name="P7"><text:tab/><text:tab/><text:tab/><text:span text:style-name="T16">BREAK</text:span></text:p>
      <text:p text:style-name="P7"><text:tab/><text:span text:style-name="T16">FOR i in ind to s.size – 1:</text:span></text:p>
      <text:p text:style-name="P7"><text:tab/><text:tab/><text:span text:style-name="T16">s.data[i] = s.data[i + 1]</text:span></text:p>
      <text:p text:style-name="P7"><text:tab/><text:span text:style-name="T16">s.size = s.size - 1</text:span></text:p>
      <text:p text:style-name="P7"><text:tab/></text:p>
      <text:p text:style-name="P7">FUNCTION display (set <text:span text:style-name="T16">s</text:span>):</text:p>
      <text:p text:style-name="P7"><text:tab/><text:span text:style-name="T16">FOR i in 0 to s.size – 1:</text:span></text:p>
      <text:p text:style-name="P7"><text:tab/><text:tab/><text:span text:style-name="T16">OUTPUT s.data[i]</text:span></text:p>
      <text:p text:style-name="P7"/>
      <text:p text:style-name="P7">FUNCTION get_size (set <text:span text:style-name="T16">s</text:span>):</text:p>
      <text:p text:style-name="P7"><text:tab/>RETURN <text:span text:style-name="T16">s.size</text:span></text:p>
      <text:p text:style-name="P7"/>
      <text:p text:style-name="P7">FUNCTION union (set <text:span text:style-name="T16">a</text:span>, set <text:span text:style-name="T16">b</text:span>):</text:p>
      <text:p text:style-name="P7"><text:tab/><text:span text:style-name="T16">INITIALIZE a set u</text:span></text:p>
      <text:p text:style-name="P7"><text:tab/><text:span text:style-name="T16">FOR i in 0 to a.size – 1:</text:span></text:p>
      <text:p text:style-name="P7"><text:tab/><text:tab/><text:span text:style-name="T16">insert(u, a.data[i])</text:span></text:p>
      <text:p text:style-name="P7"><text:tab/><text:span text:style-name="T16">FOR i in 0 to b.size – 1:</text:span></text:p>
      <text:p text:style-name="P7"><text:tab/><text:tab/><text:span text:style-name="T16">insert(u, b.data[i])</text:span></text:p>
      <text:p text:style-name="P7"><text:tab/><text:span text:style-name="T16">RETURN u</text:span></text:p>
      <text:p text:style-name="P7"/>
      <text:p text:style-name="P8">FUNCTION intersection (set <text:span text:style-name="T16">a</text:span>, set <text:span text:style-name="T16">b</text:span>):</text:p>
      <text:p text:style-name="P8"><text:tab/><text:span text:style-name="T16">INITIALIZE a set as i</text:span></text:p>
      <text:p text:style-name="P8"><text:tab/><text:span text:style-name="T16">FOR j in 0 to a.size – 1:</text:span></text:p>
      <text:p text:style-name="P8"><text:tab/><text:tab/><text:span text:style-name="T16">IF in_set(b, a.data[j]) == true:</text:span></text:p>
      <text:p text:style-name="P8"><text:tab/><text:tab/><text:tab/><text:span text:style-name="T16">insert(i, a.data[j])</text:span></text:p>
      <text:p text:style-name="P8"><text:tab/><text:span text:style-name="T16">RETURN i</text:span></text:p>
      <text:p text:style-name="P8"/>
      <text:p text:style-name="P8">FUNCTION difference (set <text:span text:style-name="T16">a</text:span>, set <text:span text:style-name="T16">b</text:span>):</text:p>
      <text:p text:style-name="P23"><text:soft-page-break/><text:tab/><text:span text:style-name="T16">INITIALIZE a set as diff</text:span></text:p>
      <text:p text:style-name="P23"><text:tab/><text:span text:style-name="T16">FOR i in 0 to a.size – 1:</text:span></text:p>
      <text:p text:style-name="P23"><text:tab/><text:tab/><text:span text:style-name="T16">IF in_set(b, a.data[i]) == false:</text:span></text:p>
      <text:p text:style-name="P23"><text:tab/><text:tab/><text:tab/><text:span text:style-name="T16">insert(diff, a.data[i])</text:span></text:p>
      <text:p text:style-name="P23"><text:tab/><text:span text:style-name="T16">RETURN diff</text:span></text:p>
      <text:p text:style-name="P8"/>
      <text:p text:style-name="P8">FUNCTION is_subset (set <text:span text:style-name="T16">a</text:span>, set <text:span text:style-name="T16">b</text:span>):</text:p>
      <text:p text:style-name="P23"><text:tab/><text:span text:style-name="T16">FOR i in 0 to a.size – 1:</text:span></text:p>
      <text:p text:style-name="P23"><text:tab/><text:tab/><text:span text:style-name="T16">IF in_set(b, a.data[i]) == false:</text:span></text:p>
      <text:p text:style-name="P23"><text:tab/><text:tab/><text:tab/><text:span text:style-name="T16">RETURN false</text:span></text:p>
      <text:p text:style-name="P23"><text:tab/><text:span text:style-name="T16">RETURN true</text:span></text:p>
      <text:p text:style-name="P6"/>
      <text:p text:style-name="P4"><text:span text:style-name="T1">Results</text:span>:</text:p>
      <text:p text:style-name="P4"/>
      <text:p text:style-name="P4"><text:span text:style-name="T1">Discussion</text:span>:</text:p>
      <text:p text:style-name="P3"><text:span text:style-name="T4">We have implemented Set ADT using linked list and some of the functionalities of the Set ADT, </text:span><text:span text:style-name="T7">takes time per query as follows: </text:span></text:p>
      <text:list xml:id="list210355318045434" text:continue-numbering="true" text:style-name="L1">
        <text:list-item>
          <text:p text:style-name="P14">in_set (set <text:span text:style-name="T17">s</text:span>, key)<text:span text:style-name="T4">: </text:span><text:span text:style-name="T7">This function traverses the whole list to check for the presence of the key in the set. Hence, the time complexity is O(n).</text:span></text:p>
        </text:list-item>
        <text:list-item>
          <text:p text:style-name="P14">insert (set <text:span text:style-name="T17">s</text:span>, curr)<text:span text:style-name="T4">: </text:span><text:span text:style-name="T7">This function traverses the whole set till the tail(end) of the set, <text:s/>checking if the value is present already in the set, and if not present adds the value in the end of the set and increases size of the set by 1. The time complexity of this method is also O(n).</text:span></text:p>
        </text:list-item>
        <text:list-item>
          <text:p text:style-name="P16">remove (set <text:span text:style-name="T17">s</text:span>, key)<text:span text:style-name="T4">: </text:span><text:span text:style-name="T7">This function checks if the element is present in the set or not. If present, then traverses till the position of occurrence and deletes the node and reduces the size of the set by 1. Hence, the time complexity of this method is O(n).</text:span></text:p>
        </text:list-item>
        <text:list-item>
          <text:p text:style-name="P16">display (set <text:span text:style-name="T17">s</text:span>)<text:span text:style-name="T4">: </text:span><text:span text:style-name="T7">This function traverses through the whole set printing the elements, hence, taking O(n) time.</text:span></text:p>
        </text:list-item>
        <text:list-item>
          <text:p text:style-name="P16">get_size (set <text:span text:style-name="T17">s</text:span>)<text:span text:style-name="T4">: </text:span><text:span text:style-name="T7">This function returns the size of the set. Since, </text:span><text:span text:style-name="T10">size is a data member of the set ADT</text:span><text:span text:style-name="T7">, it can be retrieved in O(1) time.</text:span></text:p>
        </text:list-item>
        <text:list-item>
          <text:p text:style-name="P18">union (set <text:span text:style-name="T17">a</text:span>, set <text:span text:style-name="T17">b</text:span>)<text:span text:style-name="T4">: </text:span><text:span text:style-name="T7">This function </text:span><text:span text:style-name="T8">inserts all elements of both the sets into the union set, and return the union set. The traversal part takes O(n) time and insertion also takes O(n) time, hence, the overall time complexity becomes O(n</text:span><text:span text:style-name="T11">2</text:span><text:span text:style-name="T13">).</text:span></text:p>
        </text:list-item>
        <text:list-item>
          <text:p text:style-name="P18">intersection (set <text:span text:style-name="T17">a</text:span>, set <text:span text:style-name="T17">b</text:span>)<text:span text:style-name="T4">: </text:span><text:span text:style-name="T9">This function inserts all elements which are common to both the sets, and return </text:span><text:span text:style-name="T10">the</text:span><text:span text:style-name="T9"> intersection set. The traversal part of one set takes O(n) time, <text:s/>and checking it’s presence in the other set takes O(n) time as well as the insertion takes O(n) time, hence, the overall time complexity becomes O(n</text:span><text:span text:style-name="T12">2</text:span><text:span text:style-name="T14">).</text:span></text:p>
        </text:list-item>
        <text:list-item>
          <text:p text:style-name="P18">difference (set <text:span text:style-name="T17">a</text:span>, se<text:span text:style-name="T17">t b</text:span>)<text:span text:style-name="T4">: </text:span><text:span text:style-name="T9">This function inserts all elements which are present in the first set but not present in the second set. The traversal part takes O(n) time, and checking it’s presence in the other set takes O(n) time as well as the insertion takes O(n) time, hence, the overall time complexity becomes O(n</text:span><text:span text:style-name="T12">2</text:span><text:span text:style-name="T14">).</text:span></text:p>
        </text:list-item>
        <text:list-item>
          <text:p text:style-name="P18">is_subset (set <text:span text:style-name="T17">a</text:span>, set <text:span text:style-name="T17">b</text:span>)<text:span text:style-name="T4">: </text:span><text:span text:style-name="T9">This function checks if the first set is a subset of the second set. The traversal of the first set takes O(n) time, and the checking it’s presence in the second set takes O(n) time, hence, the overall time complexity becomes O(n</text:span><text:span text:style-name="T12">2</text:span><text:span text:style-name="T14">).</text:span></text:p>
        </text:list-item>
      </text:list>
      <text:p text:style-name="P20"/>
      <text:p text:style-name="P4"><text:span text:style-name="T1">Separate files containing commented source code</text:span>:</text:p>
      <text:p text:style-name="P4"/>
      <text:p text:style-name="P4"/>
      <text:p text:style-name="P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7:03:37.656093973</meta:creation-date>
    <dc:date>2020-12-26T21:03:53.401455747</dc:date>
    <meta:editing-duration>PT41M8S</meta:editing-duration>
    <meta:editing-cycles>3</meta:editing-cycles>
    <meta:generator>LibreOffice/6.4.6.2$Linux_X86_64 LibreOffice_project/40$Build-2</meta:generator>
    <meta:document-statistic meta:table-count="0" meta:image-count="0" meta:object-count="0" meta:page-count="4" meta:paragraph-count="88" meta:word-count="1061" meta:character-count="5734" meta:non-whitespace-character-count="4684"/>
  </office:meta>
</office:document-meta>
</file>